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style:font-name="Liberation Mono" fo:font-size="10pt" officeooo:rsid="0012733f" officeooo:paragraph-rsid="0012733f" style:font-size-asian="10pt" style:font-size-complex="10pt"/>
    </style:style>
    <style:style style:name="P5" style:family="paragraph" style:parent-style-name="Standard">
      <style:text-properties style:font-name="Jamrul" fo:font-size="10pt" officeooo:rsid="0012733f" officeooo:paragraph-rsid="0012733f" style:font-size-asian="10pt" style:font-size-complex="10pt"/>
    </style:style>
    <style:style style:name="P6" style:family="paragraph" style:parent-style-name="Standard">
      <style:text-properties style:font-name="Jamrul" fo:font-size="10pt" officeooo:rsid="0015b453" officeooo:paragraph-rsid="0015b453" style:font-size-asian="10pt" style:font-size-complex="10pt"/>
    </style:style>
    <style:style style:name="P7" style:family="paragraph" style:parent-style-name="Standard">
      <style:text-properties style:font-name="Jamrul" fo:font-size="10pt" style:text-underline-style="none" officeooo:rsid="0015b453" officeooo:paragraph-rsid="0015b453" style:font-size-asian="10pt" style:font-size-complex="10pt"/>
    </style:style>
    <style:style style:name="P8" style:family="paragraph" style:parent-style-name="Standard">
      <style:text-properties style:font-name="Jamrul" fo:font-size="10pt" style:text-underline-style="none" officeooo:rsid="0016b263" officeooo:paragraph-rsid="0016b263" style:font-size-asian="10pt" style:font-size-complex="10pt"/>
    </style:style>
    <style:style style:name="P9" style:family="paragraph" style:parent-style-name="Standard">
      <style:text-properties style:font-name="Jamrul" fo:font-size="10pt" style:text-underline-style="none" officeooo:rsid="0017bd83" officeooo:paragraph-rsid="0017bd83" style:font-size-asian="10pt" style:font-size-complex="10pt"/>
    </style:style>
    <style:style style:name="P10" style:family="paragraph" style:parent-style-name="Standard">
      <style:text-properties officeooo:paragraph-rsid="0018c297"/>
    </style:style>
    <style:style style:name="P11" style:family="paragraph" style:parent-style-name="Standard">
      <style:text-properties style:font-name="Jamrul" fo:font-size="10pt" style:text-underline-style="none" officeooo:rsid="0018c297" officeooo:paragraph-rsid="0018c297" style:font-size-asian="10pt" style:font-size-complex="10pt"/>
    </style:style>
    <style:style style:name="P12" style:family="paragraph" style:parent-style-name="Standard">
      <style:text-properties style:font-name="Jamrul" fo:font-size="10pt" style:text-underline-style="none" officeooo:rsid="0017bd83" officeooo:paragraph-rsid="001abbe9" style:font-size-asian="10pt" style:font-size-complex="10pt"/>
    </style:style>
    <style:style style:name="P13" style:family="paragraph" style:parent-style-name="Standard">
      <style:text-properties style:font-name="Jamrul" fo:font-size="10pt" style:text-underline-style="none" officeooo:rsid="001abbe9" officeooo:paragraph-rsid="001abbe9" style:font-size-asian="10pt" style:font-size-complex="10pt"/>
    </style:style>
    <style:style style:name="P14" style:family="paragraph" style:parent-style-name="Standard">
      <style:text-properties style:font-name="Jamrul" fo:font-size="10pt" officeooo:rsid="0012733f" officeooo:paragraph-rsid="001abbe9" style:font-size-asian="10pt" style:font-size-complex="10pt"/>
    </style:style>
    <style:style style:name="T1" style:family="text">
      <style:text-properties officeooo:rsid="000de538"/>
    </style:style>
    <style:style style:name="T2" style:family="text">
      <style:text-properties style:font-name="sans-serif"/>
    </style:style>
    <style:style style:name="T3" style:family="text">
      <style:text-properties style:font-name="sans-serif" style:text-underline-style="solid" style:text-underline-width="auto" style:text-underline-color="font-color"/>
    </style:style>
    <style:style style:name="T4" style:family="text">
      <style:text-properties style:font-name="sans-serif" style:text-underline-style="solid" style:text-underline-width="auto" style:text-underline-color="font-color" officeooo:rsid="000ff79e"/>
    </style:style>
    <style:style style:name="T5" style:family="text">
      <style:text-properties style:font-name="sans-serif" fo:font-size="10pt" style:font-size-asian="10pt" style:font-size-complex="10pt"/>
    </style:style>
    <style:style style:name="T6" style:family="text">
      <style:text-properties style:font-name="sans-serif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sans-serif" officeooo:rsid="000e328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underline-style="solid" style:text-underline-width="auto" style:text-underline-color="font-color" officeooo:rsid="0014005d"/>
    </style:style>
    <style:style style:name="T10" style:family="text">
      <style:text-properties style:text-underline-style="solid" style:text-underline-width="auto" style:text-underline-color="font-color" officeooo:rsid="0015b453"/>
    </style:style>
    <style:style style:name="T11" style:family="text">
      <style:text-properties officeooo:rsid="00142982"/>
    </style:style>
    <style:style style:name="T12" style:family="text">
      <style:text-properties officeooo:rsid="0015b453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abbe9"/>
    </style:style>
    <style:style style:name="T15" style:family="text">
      <style:text-properties fo:language="fr" fo:country="FR" style:text-underline-style="none"/>
    </style:style>
    <style:style style:name="T16" style:family="text">
      <style:text-properties style:font-name="Jamrul" fo:font-size="10pt" style:text-underline-style="none" officeooo:rsid="0018c297" style:font-size-asian="10pt" style:font-size-complex="10pt"/>
    </style:style>
    <style:style style:name="T17" style:family="text">
      <style:text-properties officeooo:rsid="001abbe9"/>
    </style:style>
    <style:style style:name="T18" style:family="text">
      <style:text-properties fo:font-weight="bold" officeooo:rsid="0015b453" style:font-weight-asian="bold" style:font-weight-complex="bold"/>
    </style:style>
    <style:style style:name="T19" style:family="text">
      <style:text-properties fo:font-weight="normal" officeooo:rsid="0015b453" style:font-weight-asian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5b453" style:font-size-asian="12pt" style:font-size-complex="12pt"/>
    </style:style>
    <style:style style:name="T22" style:family="text">
      <style:text-properties fo:font-size="12pt" fo:font-weight="normal" officeooo:rsid="0015b453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lques commandes utiles</text:p>
      <text:p text:style-name="P1"/>
      <text:p text:style-name="Standard"/>
      <text:p text:style-name="Standard"/>
      <text:p text:style-name="P3">– <text:span text:style-name="T2">Voir la liste des fichiers et répertoires : </text:span><text:span text:style-name="T3">ls -l</text:span></text:p>
      <text:p text:style-name="P3"/>
      <text:p text:style-name="P3">– <text:span text:style-name="T2">Aller dans un répertoire : </text:span><text:span text:style-name="T3">cd nomdurepertoire</text:span></text:p>
      <text:p text:style-name="P3"/>
      <text:p text:style-name="P3">– <text:span text:style-name="T2">Reculer d'un cran dans l'arborescence : </text:span><text:span text:style-name="T3">cd ..</text:span></text:p>
      <text:p text:style-name="P3"/>
      <text:p text:style-name="Standard"><text:span text:style-name="T8">– </text:span><text:span text:style-name="T5">Revenir à la racine de votre dossier personnel : </text:span><text:span text:style-name="T6">cd</text:span></text:p>
      <text:p text:style-name="P3"/>
      <text:p text:style-name="P3">– <text:span text:style-name="T2">Créer un répertoire : </text:span><text:span text:style-name="T3">mkdir nomdurepertoire</text:span></text:p>
      <text:p text:style-name="P3"/>
      <text:p text:style-name="P3">– <text:span text:style-name="T7">Afficher le nom du répertoire de travail actuel </text:span><text:span text:style-name="T2">: </text:span><text:span text:style-name="T3">pwd</text:span></text:p>
      <text:p text:style-name="P3"/>
      <text:p text:style-name="P3">– <text:span text:style-name="T2">Supprimer un fichier : </text:span><text:span text:style-name="T3">rm nomdufichier</text:span></text:p>
      <text:p text:style-name="P3"/>
      <text:p text:style-name="P3">– <text:span text:style-name="T1">S</text:span><text:span text:style-name="T2">upprimer un répertoire vide: </text:span><text:span text:style-name="T3">rmdir nomdurepertoire</text:span></text:p>
      <text:p text:style-name="P3"/>
      <text:p text:style-name="P3">– <text:span text:style-name="T2">Renommer un fichier/répertoire : </text:span><text:span text:style-name="T3">mv nomdufichier nouveaunom</text:span></text:p>
      <text:p text:style-name="P3"/>
      <text:p text:style-name="P3">– <text:span text:style-name="T2">Déplacer un fichier/répertoire : </text:span><text:span text:style-name="T3">mv nomdufichier repertdestination</text:span></text:p>
      <text:p text:style-name="P3"/>
      <text:p text:style-name="P3">– <text:span text:style-name="T2">Obtenir de l'aide sur une commande : </text:span><text:span text:style-name="T3">man lacommande</text:span></text:p>
      <text:p text:style-name="P3"/>
      <text:p text:style-name="P3">– <text:span text:style-name="T2">Changer les permissions d'un fichier/répertoire : </text:span><text:span text:style-name="T3">chmod "permissions"</text:span><text:span text:style-name="T4">n</text:span><text:span text:style-name="T3">omFichierOuRepertoire</text:span></text:p>
      <text:p text:style-name="P3"/>
      <text:p text:style-name="P3">– <text:span text:style-name="T2">Sortir du mode console : </text:span><text:span text:style-name="T3">exit</text:span></text:p>
      <text:p text:style-name="P3"/>
      <text:p text:style-name="P4"/>
      <text:p text:style-name="P4"/>
      <text:p text:style-name="P14">-chemin répertoire personnel : <text:span text:style-name="T17">/home/USERS/ELEVES/SNIR2017/tmichaud</text:span></text:p>
      <text:p text:style-name="P14"/>
      <text:p text:style-name="P5">-déterminer à quel groupe vous appartenez : <text:span text:style-name="T9">groups</text:span></text:p>
      <text:p text:style-name="P5"/>
      <text:p text:style-name="P5">-<text:span text:style-name="T11">public_html : chmod 765…</text:span></text:p>
      <text:p text:style-name="P5"/>
      <text:p text:style-name="P5">-<text:span text:style-name="T12">commande ls : </text:span><text:span text:style-name="T10">ls -la</text:span><text:span text:style-name="T12"> : permet de visualiser les fichiers cachés</text:span></text:p>
      <text:p text:style-name="P5"/>
      <text:p text:style-name="P6">-chemins fichier nommés index.html : <text:span text:style-name="T13">find . -name index.html </text:span><text:span text:style-name="T14">2&gt;/dev/null</text:span></text:p>
      <text:p text:style-name="P11">fgrep : permet d’afficher les lignes d’un code</text:p>
      <text:p text:style-name="P10"><text:span text:style-name="T16"><text:tab/></text:span><text:bookmark text:name="result_box"/><text:span text:style-name="T16"> r</text:span><text:span text:style-name="T15">echerche des chaînes de caractères fixes dans un fichier ou des fichiers.</text:span></text:p>
      <text:p text:style-name="P7"/>
      <text:p text:style-name="P8">chemins trouvés : ./mrocher/index.html</text:p>
      <text:p text:style-name="P8"><text:tab/><text:tab/> <text:s text:c="3"/>./kleca/index.html</text:p>
      <text:p text:style-name="P8"><text:tab/><text:tab/> <text:s text:c="3"/>./ecousin/index.html</text:p>
      <text:p text:style-name="P8"><text:tab/><text:tab/> <text:s text:c="3"/>./tcelik/index.html</text:p>
      <text:p text:style-name="P9"/>
      <text:p text:style-name="P12">fichiers contenant le mot « hello » :<text:tab/><text:span text:style-name="T20"> </text:span><text:span text:style-name="T21">fgrep -r </text:span><text:span text:style-name="T22">hello*</text:span></text:p>
      <text:p text:style-name="P13">SNIR1/LangageC/fichierHello2.txt:hello</text:p>
      <text:p text:style-name="P13">SNIR1/WEB/fichierHello.txt:hello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9:04:01.515984007</meta:creation-date>
    <dc:date>2017-09-07T10:38:25.706851986</dc:date>
    <meta:editing-duration>PT33M1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82" meta:character-count="1359" meta:non-whitespace-character-count="1171"/>
  </office:meta>
</office:document-meta>
</file>